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66599" officeooo:paragraph-rsid="00166599"/>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 estado trabajando con una raspberry con el fin de hacer pruebas de conexión y exposición a internet.</text:p>
      <text:p text:style-name="P1">Se necesita hacer la replicacion de la base de datos local a una en la nube, se ha vuelto un tanto complicado debido a que se requiere una ip pública para la raspberry, podria usarse no-ip, pero hasta el momento ha fallado al probar con mi model.</text:p>
      <text:p text:style-name="P1"/>
      <text:p text:style-name="P1">Otro pendiente había sido installar teamviewer, se presentó el problema, no corre la instalación para línea de comandos, por lo que hoy me dispuse a instalar el entorno de escritorio de Raspbian, hubo complicaciones al no haber paquetes disponibles, pero se soluciono volviendo a los repositorios de raspbian stretch.</text:p>
      <text:p text:style-name="P1"/>
      <text:p text:style-name="P1">Segui la guia oficial, que se encuentra en la ruta: <text:a xlink:type="simple" xlink:href="https://www.raspberrypi.org/forums/viewtopic.php?t=133691" text:style-name="Internet_20_link" text:visited-style-name="Visited_20_Internet_20_Link">https://www.raspberrypi.org/forums/viewtopic.php?t=133691</text:a></text:p>
      <text:p text:style-name="P1"/>
      <text:p text:style-name="P1">Alfín logre instalar teamviewer, pero el demonio no puede iniciar, ahoa me toca encontrar qué es lo que causa que no se pueda iniciar. Pienso que podría tener relación con la memoria ram, pues estamos usando para pruebas una Raspberry 1 que tiene una ram poco meno a 500m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3:50:40.960731768</meta:creation-date>
    <dc:date>2018-04-17T13:57:07.766584164</dc:date>
    <meta:editing-duration>PT6M27S</meta:editing-duration>
    <meta:editing-cycles>1</meta:editing-cycles>
    <meta:document-statistic meta:table-count="0" meta:image-count="0" meta:object-count="0" meta:page-count="1" meta:paragraph-count="5" meta:word-count="174" meta:character-count="1048" meta:non-whitespace-character-count="879"/>
    <meta:generator>LibreOffice/5.4.0.3$Linux_X86_64 LibreOffice_project/40m0$Build-3</meta:generator>
  </office:meta>
</office:document-meta>
</file>